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monospace" svg:font-family="monospace"/>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ulka1" style:family="table">
      <style:table-properties style:width="17.013cm" fo:margin-left="0cm" table:align="left"/>
    </style:style>
    <style:style style:name="Tabulka1.A" style:family="table-column">
      <style:table-column-properties style:column-width="1.402cm"/>
    </style:style>
    <style:style style:name="Tabulka1.B" style:family="table-column">
      <style:table-column-properties style:column-width="5.106cm"/>
    </style:style>
    <style:style style:name="Tabulka1.C" style:family="table-column">
      <style:table-column-properties style:column-width="6.241cm"/>
    </style:style>
    <style:style style:name="Tabulka1.D" style:family="table-column">
      <style:table-column-properties style:column-width="4.263cm"/>
    </style:style>
    <style:style style:name="Tabulka1.A1" style:family="table-cell">
      <style:table-cell-properties style:vertical-align=""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style:vertical-align="" fo:padding="0.097cm" fo:border-left="0.05pt solid #000000" fo:border-right="none" fo:border-top="none" fo:border-bottom="0.05pt solid #000000"/>
    </style:style>
    <style:style style:name="Tabulka1.B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none" fo:border-top="none" fo:border-bottom="0.05pt solid #000000"/>
    </style:style>
    <style:style style:name="Tabulka1.D2" style:family="table-cell">
      <style:table-cell-properties fo:padding="0.097cm" fo:border-left="0.05pt solid #000000" fo:border-right="0.05pt solid #000000" fo:border-top="none" fo:border-bottom="0.05pt solid #000000"/>
    </style:style>
    <style:style style:name="Tabulka1.A3" style:family="table-cell">
      <style:table-cell-properties fo:padding="0.097cm" fo:border-left="0.05pt solid #000000" fo:border-right="none" fo:border-top="none" fo:border-bottom="0.05pt solid #000000"/>
    </style:style>
    <style:style style:name="Tabulka1.B3" style:family="table-cell">
      <style:table-cell-properties fo:padding="0.097cm" fo:border-left="0.05pt solid #000000" fo:border-right="none" fo:border-top="none" fo:border-bottom="0.05pt solid #000000"/>
    </style:style>
    <style:style style:name="Tabulka1.C3" style:family="table-cell">
      <style:table-cell-properties fo:padding="0.097cm" fo:border-left="0.05pt solid #000000" fo:border-right="none" fo:border-top="none" fo:border-bottom="0.05pt solid #000000"/>
    </style:style>
    <style:style style:name="Tabulka1.D3" style:family="table-cell">
      <style:table-cell-properties fo:padding="0.097cm" fo:border-left="0.05pt solid #000000" fo:border-right="0.05pt solid #000000" fo:border-top="none" fo:border-bottom="0.05pt solid #000000"/>
    </style:style>
    <style:style style:name="Tabulka1.A4" style:family="table-cell">
      <style:table-cell-properties fo:padding="0.097cm" fo:border-left="0.05pt solid #000000" fo:border-right="none" fo:border-top="none" fo:border-bottom="0.05pt solid #000000"/>
    </style:style>
    <style:style style:name="Tabulka1.B4" style:family="table-cell">
      <style:table-cell-properties fo:padding="0.097cm" fo:border-left="0.05pt solid #000000" fo:border-right="none" fo:border-top="none" fo:border-bottom="0.05pt solid #000000"/>
    </style:style>
    <style:style style:name="Tabulka1.C4" style:family="table-cell">
      <style:table-cell-properties fo:padding="0.097cm" fo:border-left="0.05pt solid #000000" fo:border-right="none" fo:border-top="none" fo:border-bottom="0.05pt solid #000000"/>
    </style:style>
    <style:style style:name="Tabulka1.D4" style:family="table-cell">
      <style:table-cell-properties fo:padding="0.097cm" fo:border-left="0.05pt solid #000000" fo:border-right="0.05pt solid #000000" fo:border-top="none" fo:border-bottom="0.05pt solid #000000"/>
    </style:style>
    <style:style style:name="Tabulka1.A5" style:family="table-cell">
      <style:table-cell-properties fo:padding="0.097cm" fo:border-left="0.05pt solid #000000" fo:border-right="none" fo:border-top="none" fo:border-bottom="0.05pt solid #000000"/>
    </style:style>
    <style:style style:name="Tabulka1.B5" style:family="table-cell">
      <style:table-cell-properties fo:padding="0.097cm" fo:border-left="0.05pt solid #000000" fo:border-right="none" fo:border-top="none" fo:border-bottom="0.05pt solid #000000"/>
    </style:style>
    <style:style style:name="Tabulka1.C5" style:family="table-cell">
      <style:table-cell-properties fo:padding="0.097cm" fo:border-left="0.05pt solid #000000" fo:border-right="none" fo:border-top="none" fo:border-bottom="0.05pt solid #000000"/>
    </style:style>
    <style:style style:name="Tabulka1.D5" style:family="table-cell">
      <style:table-cell-properties fo:padding="0.097cm" fo:border-left="0.05pt solid #000000" fo:border-right="0.05pt solid #000000" fo:border-top="none" fo:border-bottom="0.05pt solid #000000"/>
    </style:style>
    <style:style style:name="Tabulka1.A6" style:family="table-cell">
      <style:table-cell-properties fo:padding="0.097cm" fo:border-left="0.05pt solid #000000" fo:border-right="none" fo:border-top="none" fo:border-bottom="0.05pt solid #000000"/>
    </style:style>
    <style:style style:name="Tabulka1.B6" style:family="table-cell">
      <style:table-cell-properties fo:padding="0.097cm" fo:border-left="0.05pt solid #000000" fo:border-right="none" fo:border-top="none" fo:border-bottom="0.05pt solid #000000"/>
    </style:style>
    <style:style style:name="Tabulka1.C6" style:family="table-cell">
      <style:table-cell-properties fo:padding="0.097cm" fo:border-left="0.05pt solid #000000" fo:border-right="none" fo:border-top="none" fo:border-bottom="0.05pt solid #000000"/>
    </style:style>
    <style:style style:name="Tabulka1.D6" style:family="table-cell">
      <style:table-cell-properties fo:padding="0.097cm" fo:border-left="0.05pt solid #000000" fo:border-right="0.05pt solid #000000" fo:border-top="none" fo:border-bottom="0.05pt solid #000000"/>
    </style:style>
    <style:style style:name="Tabulka1.A7" style:family="table-cell">
      <style:table-cell-properties fo:padding="0.097cm" fo:border-left="0.05pt solid #000000" fo:border-right="none" fo:border-top="none" fo:border-bottom="0.05pt solid #000000"/>
    </style:style>
    <style:style style:name="Tabulka1.B7" style:family="table-cell">
      <style:table-cell-properties fo:padding="0.097cm" fo:border-left="0.05pt solid #000000" fo:border-right="none" fo:border-top="none" fo:border-bottom="0.05pt solid #000000"/>
    </style:style>
    <style:style style:name="Tabulka1.C7" style:family="table-cell">
      <style:table-cell-properties fo:padding="0.097cm" fo:border-left="0.05pt solid #000000" fo:border-right="none" fo:border-top="none" fo:border-bottom="0.05pt solid #000000"/>
    </style:style>
    <style:style style:name="Tabulka1.D7" style:family="table-cell">
      <style:table-cell-properties fo:padding="0.097cm" fo:border-left="0.05pt solid #000000" fo:border-right="0.05pt solid #000000" fo:border-top="none" fo:border-bottom="0.05pt solid #000000"/>
    </style:style>
    <style:style style:name="Tabulka1.8" style:family="table-row">
      <style:table-row-properties style:min-row-height="0.513cm"/>
    </style:style>
    <style:style style:name="Tabulka1.A8" style:family="table-cell">
      <style:table-cell-properties fo:padding="0.097cm" fo:border-left="0.05pt solid #000000" fo:border-right="none" fo:border-top="none" fo:border-bottom="0.05pt solid #000000"/>
    </style:style>
    <style:style style:name="Tabulka1.B8" style:family="table-cell">
      <style:table-cell-properties fo:padding="0.097cm" fo:border-left="0.05pt solid #000000" fo:border-right="none" fo:border-top="none" fo:border-bottom="0.05pt solid #000000"/>
    </style:style>
    <style:style style:name="Tabulka1.C8" style:family="table-cell">
      <style:table-cell-properties fo:padding="0.097cm" fo:border-left="0.05pt solid #000000" fo:border-right="none" fo:border-top="none" fo:border-bottom="0.05pt solid #000000"/>
    </style:style>
    <style:style style:name="Tabulka1.D8" style:family="table-cell" style:data-style-name="N10004">
      <style:table-cell-properties fo:padding="0.097cm" fo:border-left="0.05pt solid #000000" fo:border-right="0.05pt solid #000000" fo:border-top="none" fo:border-bottom="0.05pt solid #000000"/>
    </style:style>
    <style:style style:name="P1" style:family="paragraph" style:parent-style-name="Heading_20_1">
      <style:text-properties officeooo:rsid="0004621f" officeooo:paragraph-rsid="0004621f"/>
    </style:style>
    <style:style style:name="P2" style:family="paragraph" style:parent-style-name="Heading_20_1">
      <style:text-properties style:font-name="Liberation Sans" fo:font-size="18.2000007629395pt" fo:font-weight="bold" officeooo:rsid="00062c05" officeooo:paragraph-rsid="00062c05" style:font-name-asian="Noto Sans CJK SC" style:font-size-asian="18.2000007629395pt" style:font-weight-asian="bold" style:font-name-complex="Lohit Devanagari" style:font-size-complex="18.2000007629395pt" style:font-weight-complex="bold"/>
    </style:style>
    <style:style style:name="P3" style:family="paragraph" style:parent-style-name="Heading_20_2">
      <style:text-properties officeooo:rsid="0004621f" officeooo:paragraph-rsid="0004621f"/>
    </style:style>
    <style:style style:name="P4" style:family="paragraph" style:parent-style-name="Heading_20_2">
      <style:text-properties officeooo:rsid="00062c05" officeooo:paragraph-rsid="00062c05"/>
    </style:style>
    <style:style style:name="P5" style:family="paragraph" style:parent-style-name="Preformatted_20_Text">
      <loext:graphic-properties draw:fill="solid" draw:fill-color="#ffffff" draw:opacity="100%"/>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style>
    <style:style style:name="P6" style:family="paragraph" style:parent-style-name="Subtitle">
      <style:text-properties officeooo:rsid="000927ef" officeooo:paragraph-rsid="000927ef"/>
    </style:style>
    <style:style style:name="P7" style:family="paragraph" style:parent-style-name="Table_20_Contents">
      <style:text-properties officeooo:rsid="000c2df3" officeooo:paragraph-rsid="000c2df3"/>
    </style:style>
    <style:style style:name="P8" style:family="paragraph" style:parent-style-name="Table_20_Contents">
      <style:text-properties officeooo:rsid="000c2df3" officeooo:paragraph-rsid="000d634c"/>
    </style:style>
    <style:style style:name="P9" style:family="paragraph" style:parent-style-name="Table_20_Contents">
      <style:text-properties officeooo:rsid="000d634c" officeooo:paragraph-rsid="000d634c"/>
    </style:style>
    <style:style style:name="P10" style:family="paragraph" style:parent-style-name="Table_20_Contents">
      <style:text-properties style:text-position="0% 100%" officeooo:rsid="000c2df3" officeooo:paragraph-rsid="000c2df3"/>
    </style:style>
    <style:style style:name="P11" style:family="paragraph" style:parent-style-name="Text_20_body">
      <style:text-properties officeooo:rsid="0004621f" officeooo:paragraph-rsid="0004621f"/>
    </style:style>
    <style:style style:name="P12" style:family="paragraph" style:parent-style-name="Text_20_body" style:list-style-name="L1">
      <style:text-properties officeooo:rsid="0004621f" officeooo:paragraph-rsid="0004621f"/>
    </style:style>
    <style:style style:name="P13" style:family="paragraph" style:parent-style-name="Text_20_body" style:list-style-name="L1">
      <style:text-properties officeooo:rsid="00062c05" officeooo:paragraph-rsid="00062c05"/>
    </style:style>
    <style:style style:name="P14" style:family="paragraph" style:parent-style-name="Text_20_body">
      <style:text-properties officeooo:rsid="00062c05" officeooo:paragraph-rsid="00062c05"/>
    </style:style>
    <style:style style:name="P15" style:family="paragraph" style:parent-style-name="Text_20_body" style:list-style-name="L3">
      <style:text-properties officeooo:rsid="00062c05" officeooo:paragraph-rsid="00062c05"/>
    </style:style>
    <style:style style:name="P16" style:family="paragraph" style:parent-style-name="Text_20_body">
      <style:text-properties officeooo:paragraph-rsid="00062c05"/>
    </style:style>
    <style:style style:name="P17" style:family="paragraph" style:parent-style-name="Text_20_body" style:list-style-name="L3">
      <style:text-properties officeooo:paragraph-rsid="00062c05"/>
    </style:style>
    <style:style style:name="P18" style:family="paragraph" style:parent-style-name="Text_20_body">
      <style:text-properties officeooo:rsid="00076b26" officeooo:paragraph-rsid="00076b26"/>
    </style:style>
    <style:style style:name="P19" style:family="paragraph" style:parent-style-name="Text_20_body">
      <style:text-properties officeooo:rsid="000927ef" officeooo:paragraph-rsid="000927ef"/>
    </style:style>
    <style:style style:name="P20" style:family="paragraph" style:parent-style-name="Text_20_body">
      <style:text-properties officeooo:rsid="0009f464" officeooo:paragraph-rsid="0009f464"/>
    </style:style>
    <style:style style:name="P21" style:family="paragraph" style:parent-style-name="Text_20_body">
      <style:text-properties officeooo:rsid="000a9cda" officeooo:paragraph-rsid="000a9cda"/>
    </style:style>
    <style:style style:name="P22" style:family="paragraph" style:parent-style-name="Text_20_body">
      <style:text-properties officeooo:rsid="001052bc" officeooo:paragraph-rsid="001052bc"/>
    </style:style>
    <style:style style:name="P2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apple-system" fo:font-size="11.25pt" fo:letter-spacing="normal" fo:font-style="normal" fo:font-weight="normal"/>
    </style:style>
    <style:style style:name="P2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T1" style:family="text">
      <style:text-properties officeooo:rsid="00062c05"/>
    </style:style>
    <style:style style:name="T2" style:family="text">
      <style:text-properties fo:font-variant="normal" fo:text-transform="none" fo:color="#212529" loext:opacity="100%" style:font-name="apple-system" fo:font-size="11.25pt" fo:letter-spacing="normal" fo:font-style="normal" fo:font-weight="normal"/>
    </style:style>
    <style:style style:name="T3" style:family="text">
      <style:text-properties fo:font-variant="normal" fo:text-transform="none" fo:color="#212529" loext:opacity="100%" style:font-name="apple-system" fo:font-size="11.25pt" fo:letter-spacing="normal" fo:font-style="normal" fo:font-weight="normal" officeooo:rsid="0004621f"/>
    </style:style>
    <style:style style:name="T4" style:family="text">
      <style:text-properties fo:font-variant="normal" fo:text-transform="none" fo:color="#212529" loext:opacity="100%" style:font-name="apple-system" fo:font-size="8.25pt" fo:letter-spacing="normal" fo:font-style="normal" fo:font-weight="normal"/>
    </style:style>
    <style:style style:name="T5" style:family="text">
      <style:text-properties fo:font-variant="normal" fo:text-transform="none" fo:color="#000000" loext:opacity="100%" style:font-name="monospace" fo:font-size="10.5pt" fo:letter-spacing="normal" fo:font-style="normal" fo:font-weight="normal"/>
    </style:style>
    <style:style style:name="T6" style:family="text">
      <style:text-properties fo:font-style="italic"/>
    </style:style>
    <style:style style:name="T7" style:family="text">
      <style:text-properties officeooo:rsid="000927ef"/>
    </style:style>
    <style:style style:name="T8" style:family="text">
      <style:text-properties officeooo:rsid="0009f464"/>
    </style:style>
    <style:style style:name="T9" style:family="text">
      <style:text-properties style:font-name="Liberation Serif1"/>
    </style:style>
    <style:style style:name="T10" style:family="text">
      <style:text-properties style:font-name="Liberation Serif1" officeooo:rsid="000c2df3"/>
    </style:style>
    <style:style style:name="T11" style:family="text">
      <style:text-properties style:font-name="Liberation Serif" officeooo:rsid="000c2df3"/>
    </style:style>
    <style:style style:name="T12" style:family="text">
      <style:text-properties style:text-position="super 58%" style:font-name="Liberation Serif1"/>
    </style:style>
    <style:style style:name="T13" style:family="text">
      <style:text-properties style:text-position="super 58%" style:font-name="Liberation Serif" officeooo:rsid="000c2df3"/>
    </style:style>
    <style:style style:name="T14" style:family="text">
      <style:text-properties style:text-position="super 58%" officeooo:rsid="000d634c"/>
    </style:style>
    <style:style style:name="T15" style:family="text">
      <style:text-properties style:text-position="0% 100%" style:font-name="Liberation Serif1"/>
    </style:style>
    <style:style style:name="T16" style:family="text">
      <style:text-properties style:text-position="0% 100%" style:font-name="Liberation Serif1" officeooo:rsid="000a9cda"/>
    </style:style>
    <style:style style:name="T17" style:family="text">
      <style:text-properties style:text-position="0% 100%" style:font-name="Liberation Serif" officeooo:rsid="000c2df3"/>
    </style:style>
    <style:style style:name="T18" style:family="text">
      <style:text-properties style:text-position="0% 100%" officeooo:rsid="000d634c"/>
    </style:style>
    <style:style style:name="T19" style:family="text">
      <style:text-properties officeooo:rsid="000d634c"/>
    </style:style>
    <style:style style:name="T20" style:family="text">
      <style:text-properties officeooo:rsid="001052bc"/>
    </style:style>
    <style:style style:name="T21" style:family="text">
      <style:text-properties officeooo:rsid="00123b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4" number:language="cs" number:country="CZ">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yui_3_17_2_1_1633955928648_44"/>Exaktní metody řešení rozhodovacího problému batohu</text:p>
      <text:p text:style-name="P6">NI-KOP DÚ1</text:p>
      <text:h text:style-name="P2" text:outline-level="1">Zadání</text:h>
      <text:p text:style-name="P16"><text:span text:style-name="T3">Je dáno</text:span></text:p>
      <text:list xml:id="list2660657252" text:style-name="L3">
        <text:list-item>
          <text:p text:style-name="P17"><text:span text:style-name="T2">celé číslo </text:span><text:span text:style-name="Emphasis"><text:span text:style-name="T2">n</text:span></text:span><text:span text:style-name="T2"> (počet věcí)</text:span></text:p>
        </text:list-item>
        <text:list-item>
          <text:p text:style-name="P17"><text:span text:style-name="T2">celé číslo </text:span><text:span text:style-name="Emphasis"><text:span text:style-name="T2">M</text:span></text:span><text:span text:style-name="T2"> (kapacita batohu)</text:span></text:p>
        </text:list-item>
        <text:list-item>
          <text:p text:style-name="P15"><text:span text:style-name="T2">celé kladné číslo B</text:span></text:p>
        </text:list-item>
        <text:list-item>
          <text:p text:style-name="P17"><text:span text:style-name="T2">konečná množina </text:span><text:span text:style-name="Emphasis"><text:span text:style-name="T2">V</text:span></text:span><text:span text:style-name="T2"> = {</text:span><text:span text:style-name="Emphasis"><text:span text:style-name="T2">v</text:span></text:span><text:span text:style-name="Emphasis"><text:span text:style-name="T4">1</text:span></text:span><text:span text:style-name="T2">, </text:span><text:span text:style-name="Emphasis"><text:span text:style-name="T2">v</text:span></text:span><text:span text:style-name="Emphasis"><text:span text:style-name="T4">2</text:span></text:span><text:span text:style-name="T2">, ... ,</text:span><text:span text:style-name="Emphasis"><text:span text:style-name="T2">v</text:span></text:span><text:span text:style-name="Emphasis"><text:span text:style-name="T4">n</text:span></text:span><text:span text:style-name="T2"> } (hmotnosti věcí)</text:span></text:p>
        </text:list-item>
        <text:list-item>
          <text:p text:style-name="P17"><text:span text:style-name="T2">konečná množina </text:span><text:span text:style-name="Emphasis"><text:span text:style-name="T2">C</text:span></text:span><text:span text:style-name="T2"> = {</text:span><text:span text:style-name="Emphasis"><text:span text:style-name="T2">c</text:span></text:span><text:span text:style-name="Emphasis"><text:span text:style-name="T4">1</text:span></text:span><text:span text:style-name="T2">, </text:span><text:span text:style-name="Emphasis"><text:span text:style-name="T2">c</text:span></text:span><text:span text:style-name="Emphasis"><text:span text:style-name="T4">2</text:span></text:span><text:span text:style-name="T2">, ... ,</text:span><text:span text:style-name="Emphasis"><text:span text:style-name="T2">c</text:span></text:span><text:span text:style-name="Emphasis"><text:span text:style-name="T4">n</text:span></text:span><text:span text:style-name="T2"> } (ceny věcí)</text:span></text:p>
        </text:list-item>
      </text:list>
      <text:p text:style-name="P14"><text:span text:style-name="T2">Je možné zkonstruovat množinu </text:span><text:span text:style-name="Emphasis"><text:span text:style-name="T2">X</text:span></text:span><text:span text:style-name="T2">={</text:span><text:span text:style-name="Emphasis"><text:span text:style-name="T2">x</text:span></text:span><text:span text:style-name="Emphasis"><text:span text:style-name="T4">1</text:span></text:span><text:span text:style-name="T2">, </text:span><text:span text:style-name="Emphasis"><text:span text:style-name="T2">x</text:span></text:span><text:span text:style-name="Emphasis"><text:span text:style-name="T4">2</text:span></text:span><text:span text:style-name="T2">, ... ,</text:span><text:span text:style-name="Emphasis"><text:span text:style-name="T2">x</text:span></text:span><text:span text:style-name="Emphasis"><text:span text:style-name="T4">n</text:span></text:span><text:span text:style-name="T2"> }, kde každé </text:span><text:span text:style-name="Emphasis"><text:span text:style-name="T2">x</text:span></text:span><text:span text:style-name="Emphasis"><text:span text:style-name="T4">i</text:span></text:span><text:span text:style-name="T2"> je 0 nebo 1, tak, aby platilo</text:span></text:p>
      <text:p text:style-name="P24"><text:span text:style-name="Emphasis"><text:span text:style-name="T2">v</text:span></text:span><text:span text:style-name="Emphasis"><text:span text:style-name="T4">1</text:span></text:span><text:span text:style-name="Emphasis"><text:span text:style-name="T2">x</text:span></text:span><text:span text:style-name="Emphasis"><text:span text:style-name="T4">1</text:span></text:span><text:span text:style-name="Emphasis"><text:span text:style-name="T2"> + v</text:span></text:span><text:span text:style-name="Emphasis"><text:span text:style-name="T4">2</text:span></text:span><text:span text:style-name="Emphasis"><text:span text:style-name="T2">x</text:span></text:span><text:span text:style-name="Emphasis"><text:span text:style-name="T4">2</text:span></text:span><text:span text:style-name="Emphasis"><text:span text:style-name="T2"> + ... + v</text:span></text:span><text:span text:style-name="Emphasis"><text:span text:style-name="T4">n</text:span></text:span><text:span text:style-name="Emphasis"><text:span text:style-name="T2">x</text:span></text:span><text:span text:style-name="Emphasis"><text:span text:style-name="T4">n</text:span></text:span><text:span text:style-name="T2"> ≤ </text:span><text:span text:style-name="Emphasis"><text:span text:style-name="T2">M</text:span></text:span><text:span text:style-name="T2"> (aby batoh nebyl přetížen).</text:span></text:p>
      <text:p text:style-name="P23">a výraz</text:p>
      <text:p text:style-name="P24"><text:span text:style-name="Emphasis"><text:span text:style-name="T2">c</text:span></text:span><text:span text:style-name="Emphasis"><text:span text:style-name="T4">1</text:span></text:span><text:span text:style-name="Emphasis"><text:span text:style-name="T2">x</text:span></text:span><text:span text:style-name="Emphasis"><text:span text:style-name="T4">1</text:span></text:span><text:span text:style-name="Emphasis"><text:span text:style-name="T2"> + c</text:span></text:span><text:span text:style-name="Emphasis"><text:span text:style-name="T4">2</text:span></text:span><text:span text:style-name="Emphasis"><text:span text:style-name="T2">x</text:span></text:span><text:span text:style-name="Emphasis"><text:span text:style-name="T4">2</text:span></text:span><text:span text:style-name="Emphasis"><text:span text:style-name="T2"> + ... + c</text:span></text:span><text:span text:style-name="Emphasis"><text:span text:style-name="T4">n</text:span></text:span><text:span text:style-name="Emphasis"><text:span text:style-name="T2">x</text:span></text:span><text:span text:style-name="Emphasis"><text:span text:style-name="T4">n </text:span></text:span><text:span text:style-name="Emphasis"><text:span text:style-name="T2">≥ B</text:span></text:span></text:p>
      <text:p text:style-name="P23">tj. nabýval hodnoty alespoň <text:span text:style-name="T6">B</text:span> (cena věcí v batohu byla alespoň vyžadovaná)?</text:p>
      <text:p text:style-name="P18">Výsledkem tak je množina vybraných věcí v batohu, které jsou lehčí než kapacita batohu (číslo M) a cennější než minimální požadovaná hodnota věcí (číslo B).</text:p>
      <text:h text:style-name="P1" text:outline-level="1">Technologie</text:h>
      <text:p text:style-name="P11">Jako hlavní technologie byl vybrán jazyk Python <text:span text:style-name="T7">verze </text:span>3.<text:span text:style-name="T7">9.5</text:span> pro svou uživatelskou přívětivost, jednoduchou práci s moduly a jejich bohatou podporu jako je například matplotlib (modul pro vykreslování grafů) nebo numpy (modul pro matematické výpočty). <text:span text:style-name="T1">Pro programování bylo použito prostředí Jupyter Notebook.</text:span></text:p>
      <text:h text:style-name="P1" text:outline-level="1">Řešení a metody</text:h>
      <text:h text:style-name="P3" text:outline-level="2">Metoda Hrubou silou <text:span text:style-name="T8">(BruteForce)</text:span></text:h>
      <text:p text:style-name="P20">Metoda Hrubou silou je nejpomalejší z metod řešení tohoto problému. Metoda projde všechny případy uložených věcí v batohu a zkontroluje, zda instance plnění batohu splňuje uvedené podmínky. Značnou nevýhodou této metody je, že prochází instance plnění batohu který nedokáže splnit minimální hodnotu v batohu. Časová složitost tohoto problému je <text:span text:style-name="T9">Θ(2</text:span><text:span text:style-name="T12">n</text:span><text:span text:style-name="T15">). Metoda je implementována // </text:span><text:span text:style-name="T16">TODO ?</text:span></text:p>
      <text:h text:style-name="Heading_20_2" text:outline-level="2"><text:soft-page-break/>Metoda Větví a hranic (Branch and Bound)</text:h>
      <text:p text:style-name="P21">Tato metoda řeší problém zmíněný v předchozím odstavci. Metoda je implementovaná jako stromová rekurze v jehož každém uzlu se kontroluje, zda podstrom tohoto uzlu je schopen naplnit minimální požadavek na celkovou cenu plnění batohu. V negativním případě se podstrom tohoto uzlu vůbec nezkouší, jelikož víme, že nemá šanci na úspěch. Časová náročnost této metody je <text:span text:style-name="T10">Ο</text:span><text:span text:style-name="T11">(2</text:span><text:span text:style-name="T13">n</text:span><text:span text:style-name="T17">).</text:span></text:p>
      <text:h text:style-name="Heading_20_1" text:outline-level="1">Experimenty</text:h>
      <text:p text:style-name="P22">Experimenty probíhaly na sadách NR a ZR, které byly dodány se zadáním. <text:span text:style-name="T21">Zkoumali se počty navštívených uzlů při jednotlivých instancích, jednotlivých hodnotách n a jednotlivých metodách.</text:span></text:p>
      <text:p text:style-name="P11">Testování probíhalo na notebooku s následujícími parametry:</text:p>
      <text:list xml:id="list1531058566" text:style-name="L1">
        <text:list-item>
          <text:p text:style-name="P12"><text:span text:style-name="T1">Operační systém: </text:span>Ubuntu <text:span text:style-name="T1">21</text:span></text:p>
        </text:list-item>
        <text:list-item>
          <text:p text:style-name="P13">RAM: 8GB DDR4</text:p>
        </text:list-item>
        <text:list-item>
          <text:p text:style-name="P13">Procesor: i5-6300HQ 2.3GHz</text:p>
        </text:list-item>
      </text:list>
      <text:h text:style-name="P4" text:outline-level="2">Výsledky</text:h>
      <text:p text:style-name="P16"/>
      <table:table table:name="Tabulka1" table:style-name="Tabulka1">
        <table:table-column table:style-name="Tabulka1.A"/>
        <table:table-column table:style-name="Tabulka1.B"/>
        <table:table-column table:style-name="Tabulka1.C"/>
        <table:table-column table:style-name="Tabulka1.D"/>
        <table:table-row table:style-name="TableLine93884232379152">
          <table:table-cell table:style-name="Tabulka1.A1" office:value-type="string">
            <text:p text:style-name="P9"/>
          </table:table-cell>
          <table:table-cell table:style-name="Tabulka1.B1" table:number-columns-spanned="3" office:value-type="string">
            <text:p text:style-name="P9">P<text:span text:style-name="T20">růměrný počet navštívených uzlů</text:span></text:p>
          </table:table-cell>
          <table:covered-table-cell/>
          <table:covered-table-cell/>
        </table:table-row>
        <table:table-row table:style-name="TableLine93884232379152">
          <table:table-cell table:style-name="Tabulka1.A2" office:value-type="string">
            <text:p text:style-name="P7">n</text:p>
          </table:table-cell>
          <table:table-cell table:style-name="Tabulka1.B2" office:value-type="string">
            <text:p text:style-name="P7">Hrubá síla</text:p>
          </table:table-cell>
          <table:table-cell table:style-name="Tabulka1.C2" office:value-type="string">
            <text:p text:style-name="P7">NR – metoda větví</text:p>
          </table:table-cell>
          <table:table-cell table:style-name="Tabulka1.D2" office:value-type="string">
            <text:p text:style-name="P7">ZR – metoda větví</text:p>
          </table:table-cell>
        </table:table-row>
        <table:table-row table:style-name="TableLine93884232379152">
          <table:table-cell table:style-name="Tabulka1.A7" office:value-type="string">
            <text:p text:style-name="P7">4</text:p>
          </table:table-cell>
          <table:table-cell table:style-name="Tabulka1.B3" office:value-type="string">
            <text:p text:style-name="P10"><text:span text:style-name="T19">2</text:span><text:span text:style-name="T14">4</text:span><text:span text:style-name="T19"> = </text:span>16</text:p>
          </table:table-cell>
          <table:table-cell table:style-name="Tabulka1.C7" office:value-type="string">
            <text:p text:style-name="P5"><text:span text:style-name="T5">10.05</text:span></text:p>
          </table:table-cell>
          <table:table-cell table:style-name="Tabulka1.D3" office:value-type="string">
            <text:p text:style-name="P5"><text:span text:style-name="T5">14.184</text:span></text:p>
          </table:table-cell>
        </table:table-row>
        <table:table-row table:style-name="TableLine93884232379152">
          <table:table-cell table:style-name="Tabulka1.A7" office:value-type="string">
            <text:p text:style-name="P7">10</text:p>
          </table:table-cell>
          <table:table-cell table:style-name="Tabulka1.B4" office:value-type="string">
            <text:p text:style-name="P8"><text:span text:style-name="T18">2</text:span><text:span text:style-name="T14">10</text:span><text:span text:style-name="T18"> = </text:span>1024</text:p>
          </table:table-cell>
          <table:table-cell table:style-name="Tabulka1.C7" office:value-type="string">
            <text:p text:style-name="P5"><text:span text:style-name="T5">365.702</text:span></text:p>
          </table:table-cell>
          <table:table-cell table:style-name="Tabulka1.D4" office:value-type="string">
            <text:p text:style-name="P5"><text:span text:style-name="T5">506.95</text:span></text:p>
          </table:table-cell>
        </table:table-row>
        <table:table-row table:style-name="TableLine93884232379152">
          <table:table-cell table:style-name="Tabulka1.A7" office:value-type="string">
            <text:p text:style-name="P7">15</text:p>
          </table:table-cell>
          <table:table-cell table:style-name="Tabulka1.B5" office:value-type="string">
            <text:p text:style-name="P8"><text:span text:style-name="T18">2</text:span><text:span text:style-name="T14">15</text:span><text:span text:style-name="T18"> = </text:span>32768</text:p>
          </table:table-cell>
          <table:table-cell table:style-name="Tabulka1.C7" office:value-type="string">
            <text:p text:style-name="P5"><text:span text:style-name="T5">10585.81</text:span></text:p>
          </table:table-cell>
          <table:table-cell table:style-name="Tabulka1.D5" office:value-type="string">
            <text:p text:style-name="P5"><text:span text:style-name="T5">10148.758</text:span></text:p>
          </table:table-cell>
        </table:table-row>
        <table:table-row table:style-name="TableLine93884232379152">
          <table:table-cell table:style-name="Tabulka1.A7" office:value-type="string">
            <text:p text:style-name="P7">20</text:p>
          </table:table-cell>
          <table:table-cell table:style-name="Tabulka1.B6" office:value-type="string">
            <text:p text:style-name="P8"><text:span text:style-name="T18">2</text:span><text:span text:style-name="T14">20</text:span><text:span text:style-name="T18"> = </text:span>1048576</text:p>
          </table:table-cell>
          <table:table-cell table:style-name="Tabulka1.C7" office:value-type="string">
            <text:p text:style-name="Table_20_Contents"/>
          </table:table-cell>
          <table:table-cell table:style-name="Tabulka1.D6" office:value-type="string">
            <text:p text:style-name="P5"><text:span text:style-name="T5">231702.266</text:span></text:p>
          </table:table-cell>
        </table:table-row>
        <table:table-row table:style-name="TableLine93884232379152">
          <table:table-cell table:style-name="Tabulka1.A7" office:value-type="string">
            <text:p text:style-name="P7">22</text:p>
          </table:table-cell>
          <table:table-cell table:style-name="Tabulka1.B7" office:value-type="string">
            <text:p text:style-name="P8"><text:span text:style-name="T18">2</text:span><text:span text:style-name="T14">22</text:span><text:span text:style-name="T18"> = </text:span>4194304</text:p>
          </table:table-cell>
          <table:table-cell table:style-name="Tabulka1.C7" office:value-type="string">
            <text:p text:style-name="Table_20_Contents"/>
          </table:table-cell>
          <table:table-cell table:style-name="Tabulka1.D7" office:value-type="string">
            <text:p text:style-name="P5"><text:span text:style-name="T5">777592.5</text:span></text:p>
          </table:table-cell>
        </table:table-row>
        <table:table-row table:style-name="Tabulka1.8">
          <table:table-cell table:style-name="Tabulka1.A8" office:value-type="string">
            <text:p text:style-name="P7">25</text:p>
          </table:table-cell>
          <table:table-cell table:style-name="Tabulka1.B8" office:value-type="string">
            <text:p text:style-name="P8"><text:span text:style-name="T18">2</text:span><text:span text:style-name="T14">25</text:span><text:span text:style-name="T18"> = </text:span>33554432</text:p>
          </table:table-cell>
          <table:table-cell table:style-name="Tabulka1.C8" office:value-type="string">
            <text:p text:style-name="Table_20_Contents"/>
          </table:table-cell>
          <table:table-cell table:style-name="Tabulka1.D8" office:value-type="float" office:value="0">
            <text:p text:style-name="P5"><text:span text:style-name="T5">5114202.786</text:span></text:p>
          </table:table-cell>
        </table:table-row>
      </table:table>
      <text:p text:style-name="P14"/>
      <text:h text:style-name="Heading_20_1" text:outline-level="1">Závěr</text:h>
      <text:p text:style-name="P19">Pa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monospace" svg:font-family="monospace"/>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1T14:06:38.997185688</meta:creation-date>
    <dc:date>2021-10-11T15:54:24.307403807</dc:date>
    <meta:editing-duration>PT24M41S</meta:editing-duration>
    <meta:editing-cycles>4</meta:editing-cycles>
    <meta:generator>LibreOffice/7.1.6.2$Linux_X86_64 LibreOffice_project/10$Build-2</meta:generator>
    <meta:document-statistic meta:table-count="1" meta:image-count="0" meta:object-count="0" meta:page-count="2" meta:paragraph-count="57" meta:word-count="397" meta:character-count="2404" meta:non-whitespace-character-count="2070"/>
  </office:meta>
</office:document-meta>
</file>